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Node.JS; 
				HTML5/CSS3; 
				React; 
				MongoDB; 
				Roblox Lua(u); 
				Python; 
				FFmpeg; 
				Git; GitHub; 
				GNU/Linux; 
				Bash; 
				PowerShell; 
				C++; 
				Android/Linux; 
				Docker Compose; 
				PHP; 
				MySQL; 
				Documenting Stuff; 
				Affinity Photo; 
				FL Studio; 
				Microsoft Office; 
				OBS Studio; 
				Filmora 13; 
				Blender; 
				VS Code; 
				OpenDocument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</text:p>
      <text:p text:style-name="Normal">Collaborated directly with other developers and C-suite personnel</text:p>
      <text:p text:style-name="Normal">Took part in building and presenting a team-wide slide deck in Google Slides; styled with Figma</text:p>
      <text:h text:style-name="Heading3">Contracted Graphic Designer @ Islamic Institute of Orange County (Apr 2016 ∕ Present)</text:h>
      <text:p text:style-name="Normal">et al.</text:p>
      <text:p text:style-name="Normal">Advertised social events with non-profits, e.g. Islamic Institute of Orange County and Sabil USA</text:p>
      <text:p text:style-name="Normal">Additionally, designed real-estate marketing materials for Berkshire Hathaway agents</text:p>
      <text:p text:style-name="Normal">Commissioned to design over 20 event fliers for non-profit organizations</text:p>
      <text:h text:style-name="Heading3">Internship @ CSU Fullerton (Sep 2017 ∕ May 2018)</text:h>
      <text:p text:style-name="Normal">under the Val Tech Program</text:p>
      <text:p text:style-name="Normal">Assisted in the development of a brain-computer interface with graduate students</text:p>
      <text:p text:style-name="Normal">Designed user interface for mock-up calibration procedure</text:p>
      <text:p text:style-name="Normal">Project coordinated by Professor Kiran George, PhD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</text:p>
      <text:p text:style-name="Normal">Assisted in architectural and structural design plans of commercial and industrial sites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</text:p>
      <text:p text:style-name="Normal">Assumed different roles within the restaurant to support overall operations</text:p>
      <text:p text:style-name="Normal">Handled cash transactions and using point-of-sale systems</text:p>
      <text:p text:style-name="Normal">Addressed customer concerns and resolving issues in a positive and efficient manner</text:p>
      <text:p text:style-name="Normal">Carefully selecting an adequate pricing scheme according to market value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Created a Python bootstrapper, dually for clients and servers, for seamless connectivity</text:p>
      <text:p text:style-name="Normal">Enhanced functionality through team collaboration, code reviews, and feature development</text:p>
      <text:p text:style-name="Normal">Ensured fair-use compliance by auditing business-legal literature</text:p>
      <text:h text:style-name="Heading3">Bring Back Buffets (Mar 2021 - Apr 2021)</text:h>
      <text:p text:style-name="Normal">https://github.com/Windows81/Bring-Back-Buffets</text:p>
      <text:p text:style-name="Normal">Bring Back Buffets was a mobile web app written in JavaScript with the objective to revive buffets that had to close due to Covid. This project's user-interaction model drew inspiration from how Korean barbecue establishments operate.</text:p>
      <text:p text:style-name="Normal">Engineered separate user interfaces for customers, cashiers, and kitchen staff</text:p>
      <text:p text:style-name="Normal">Streamlined the Covid dining experience UX with mobile-device ordering</text:p>
      <text:p text:style-name="Normal">Developed a cashier system for efficient order tracking</text:p>
      <text:p text:style-name="Normal">Built a front-end for bussers to ensure timely order preparation and delivery</text:p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my most significant production-level full-stack web infrastructure project.</text:p>
      <text:p text:style-name="Normal">Created and scaled a modern Node.JS interface replicating GoAnimate's back-end functionalities</text:p>
      <text:p text:style-name="Normal">Reverse-engineered Shockwave Flash files and analyzed legacy ActionScript code</text:p>
      <text:p text:style-name="Normal">Delivered hundreds of engaging video experiences by May 2021</text:p>
      <text:p text:style-name="Normal">Over 21,000 results on a YouTube query for Wrapper and derivative works</text:p>
      <text:h text:style-name="Heading3">Rōblox Script Executor (Jul 2022 - May 2023)</text:h>
      <text:p text:style-name="Normal">https://github.com/Windows81/Roblox-Script-Executor-CLI</text:p>
      <text:p text:style-name="Normal">Rōblox Script Executor was a command-line interface facilitating script execution on Rōblox.</text:p>
      <text:p text:style-name="Normal">Constructed custom syntax for script execution in Luau</text:p>
      <text:p text:style-name="Normal">Introduced per-script parameterization for user ease</text:p>
      <text:p text:style-name="Normal">Created 142 predefined scripts in a sister repository, many with help pages</text:p>
      <text:h text:style-name="Heading3">Tubeup (Aug 2023)</text:h>
      <text:p text:style-name="Normal">https://github.com/bibanon/tubeup</text:p>
      <text:p text:style-name="Normal">Tubeup is a project I reviewed and contributed code to re-upload videos from my YouTube chanel to the Internet Archive.</text:p>
      <text:p text:style-name="Normal">Addressed apparent bugs within a payload of 234 YouTube videos</text:p>
      <text:p text:style-name="Normal">Implemented fixes on GitHub to account for deleted assets</text:p>
      <text:p text:style-name="Normal">Intuited yt-dlp's Python interface</text:p>
      <text:h text:style-name="Heading3">Screwdja-YuJa (Dec 2022)</text:h>
      <text:p text:style-name="Normal">https://github.com/Windows81/Screwdja-YuJa</text:p>
      <text:p text:style-name="Normal">Screwdja-YuJa addressed a severe vulnerability in YuJa's API that I identified and reported.</text:p>
      <text:p text:style-name="Normal">Bootstrapped effort to release a major security patch after ~2 days</text:p>
      <text:p text:style-name="Normal">Exposed saved videos and metadata, resolved after notification</text:p>
      <text:h text:style-name="Heading3">Time is Musical (May 2021 - Feb 2022)</text:h>
      <text:p text:style-name="Normal">https://github.com/Windows81/Time-Is-Musical</text:p>
      <text:p text:style-name="Normal">Time is Musical is a musical adaptation of the WWV time station</text:p>
      <text:p text:style-name="Normal">Streamed live on YouTube using FFmpeg's lavfi filter</text:p>
      <text:p text:style-name="Normal">Mastered, mixed, and reproduced a composition of five tracks</text:p>
      <text:p text:style-name="Normal">Devised an algorithm to uniquely select playing loops per minute</text:p>
      <text:p text:style-name="Normal">Produced 42 synth loops using FL Studio 20</text:p>
      <text:p text:style-name="Normal">Constructed Python script for stream parameters</text:p>
      <text:h text:style-name="Heading3">Webhooky (Feb 2018 - Sep 2019)</text:h>
      <text:p text:style-name="Normal">https://github.com/Windows81/Playing-Webhooky</text:p>
      <text:p text:style-name="Normal">Webhooky was a lightweight, database-driven webhook proxy for Rōblox games interacting with Discord's webhook API.</text:p>
      <text:p text:style-name="Normal">Made use of PHP, SQL (MySQL), and PHPMyAdmin to process and store request logs</text:p>
      <text:p text:style-name="Normal">Empowered over 200 game developers to transfer data to Discord with my service</text:p>
      <text:p text:style-name="Normal">Montored and tracked infrastructure usage stats on cPanel via 000webhost</text:p>
      <text:h text:style-name="Heading3">Rōblox Custom Catalogue (Jun 2021 - May 2022)</text:h>
      <text:p text:style-name="Normal">https://www.roblox.com/games/7073192492/UGC-Spr</text:p>
      <text:p text:style-name="Normal">Rōblox Custom Catalogue was a prospective Free marketplace licensed under GNU GPL.</text:p>
      <text:p text:style-name="Normal">Designed a sleek user interface using Rōblox Studio, without third-party libraries</text:p>
      <text:p text:style-name="Normal">Enabled potential users to sell hats, accessories, and packages outside the official Rōblox store</text:p>
      <text:h text:style-name="Heading3">Windows81.github.io (May 2020)</text:h>
      <text:p text:style-name="Normal">https://windows81.github.io</text:p>
      <text:p text:style-name="Normal">Windows81.github.io is a personal website hosted on GitHub Pages.</text:p>
      <text:p text:style-name="Normal">Compiled my creative 3D-showcasing work on Rōblox</text:p>
      <text:p text:style-name="Normal">Incorporated elements of responsive philosophy</text:p>
      <text:p text:style-name="Normal">Hand-coded using HTML and CSS, sans third-party frameworks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